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10362281" style:font-size-asian="12pt" style:font-size-complex="12pt"/>
    </style:style>
    <style:style style:name="P41" style:family="paragraph" style:parent-style-name="Standard">
      <style:text-properties style:font-name="Liberation Sans" fo:font-size="12pt" officeooo:rsid="0fe8c1b7" officeooo:paragraph-rsid="103ad223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paragraph-rsid="0d1be4a7"/>
    </style:style>
    <style:style style:name="P53" style:family="paragraph" style:parent-style-name="Standard">
      <style:text-properties officeooo:rsid="0dde9a1c" officeooo:paragraph-rsid="0dde9a1c"/>
    </style:style>
    <style:style style:name="P54" style:family="paragraph" style:parent-style-name="Standard">
      <style:text-properties officeooo:rsid="0dde9a1c" officeooo:paragraph-rsid="0f28fb61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6" style:family="paragraph" style:parent-style-name="Standard">
      <style:text-properties officeooo:rsid="0dde9a1c" officeooo:paragraph-rsid="0ddfbc49"/>
    </style:style>
    <style:style style:name="P57" style:family="paragraph" style:parent-style-name="Footnote">
      <style:text-properties officeooo:rsid="043ccc66" officeooo:paragraph-rsid="0dca2508"/>
    </style:style>
    <style:style style:name="P58" style:family="paragraph" style:parent-style-name="Footnote">
      <style:text-properties officeooo:rsid="043ccc66" officeooo:paragraph-rsid="0e5afad8"/>
    </style:style>
    <style:style style:name="P59" style:family="paragraph" style:parent-style-name="Standard">
      <style:text-properties officeooo:paragraph-rsid="0e5c6890"/>
    </style:style>
    <style:style style:name="P60" style:family="paragraph" style:parent-style-name="Footnote">
      <style:text-properties officeooo:paragraph-rsid="0ead3525"/>
    </style:style>
    <style:style style:name="P61" style:family="paragraph" style:parent-style-name="Standard">
      <style:text-properties officeooo:paragraph-rsid="0f4d8759"/>
    </style:style>
    <style:style style:name="P62" style:family="paragraph" style:parent-style-name="Standard">
      <style:paragraph-properties fo:text-align="center" style:justify-single-word="false"/>
      <style:text-properties officeooo:paragraph-rsid="0cc50ec9"/>
    </style:style>
    <style:style style:name="P63" style:family="paragraph" style:parent-style-name="Standard">
      <style:paragraph-properties fo:text-align="center" style:justify-single-word="false"/>
      <style:text-properties officeooo:paragraph-rsid="0f5f1cf7"/>
    </style:style>
    <style:style style:name="P64" style:family="paragraph" style:parent-style-name="Standard">
      <style:paragraph-properties fo:text-align="center" style:justify-single-word="false"/>
      <style:text-properties officeooo:paragraph-rsid="0eb4913f"/>
    </style:style>
    <style:style style:name="P65" style:family="paragraph" style:parent-style-name="Standard">
      <style:paragraph-properties fo:text-align="center" style:justify-single-word="false"/>
      <style:text-properties officeooo:paragraph-rsid="0daef67d"/>
    </style:style>
    <style:style style:name="P66" style:family="paragraph" style:parent-style-name="Standard">
      <style:paragraph-properties fo:text-align="center" style:justify-single-word="false"/>
      <style:text-properties officeooo:paragraph-rsid="0db0d4d1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d1ec96e"/>
    </style:style>
    <style:style style:name="P69" style:family="paragraph" style:parent-style-name="Standard">
      <style:paragraph-properties fo:text-align="center" style:justify-single-word="false"/>
      <style:text-properties officeooo:paragraph-rsid="0d804757"/>
    </style:style>
    <style:style style:name="P70" style:family="paragraph" style:parent-style-name="Standard">
      <style:paragraph-properties fo:text-align="center" style:justify-single-word="false"/>
      <style:text-properties officeooo:paragraph-rsid="0dce9327"/>
    </style:style>
    <style:style style:name="P71" style:family="paragraph" style:parent-style-name="Standard">
      <style:text-properties officeooo:paragraph-rsid="0cb27039"/>
    </style:style>
    <style:style style:name="P72" style:family="paragraph" style:parent-style-name="Standard">
      <style:text-properties officeooo:paragraph-rsid="0ea9445c"/>
    </style:style>
    <style:style style:name="P73" style:family="paragraph" style:parent-style-name="Standard">
      <style:text-properties officeooo:paragraph-rsid="0f4eeba0"/>
    </style:style>
    <style:style style:name="P74" style:family="paragraph" style:parent-style-name="Footnote">
      <style:text-properties officeooo:paragraph-rsid="0f92b562"/>
    </style:style>
    <style:style style:name="P75" style:family="paragraph" style:parent-style-name="Standard">
      <style:text-properties officeooo:paragraph-rsid="0f9ce6c3"/>
    </style:style>
    <style:style style:name="P76" style:family="paragraph" style:parent-style-name="Standard">
      <style:text-properties officeooo:paragraph-rsid="0f9ee08e"/>
    </style:style>
    <style:style style:name="P77" style:family="paragraph" style:parent-style-name="Footnote">
      <style:text-properties officeooo:paragraph-rsid="0fb53187"/>
    </style:style>
    <style:style style:name="P78" style:family="paragraph" style:parent-style-name="Standard">
      <style:text-properties officeooo:paragraph-rsid="0fbe4db4"/>
    </style:style>
    <style:style style:name="P79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5" style:family="paragraph" style:parent-style-name="Footnote">
      <style:text-properties officeooo:paragraph-rsid="0fda15e0"/>
    </style:style>
    <style:style style:name="P86" style:family="paragraph" style:parent-style-name="Standard">
      <style:text-properties officeooo:paragraph-rsid="0fe106d1"/>
    </style:style>
    <style:style style:name="P87" style:family="paragraph" style:parent-style-name="Footnote">
      <style:text-properties officeooo:paragraph-rsid="1020b286"/>
    </style:style>
    <style:style style:name="P88" style:family="paragraph" style:parent-style-name="Footnote">
      <style:text-properties officeooo:paragraph-rsid="102c1a0f"/>
    </style:style>
    <style:style style:name="P89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paragraph-properties fo:break-before="page"/>
      <style:text-properties officeooo:paragraph-rsid="0b0ddd8e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fc2b5"/>
    </style:style>
    <style:style style:name="P97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98" style:family="paragraph" style:parent-style-name="Standard">
      <style:text-properties style:font-name="Liberation Sans" fo:font-size="12pt" officeooo:paragraph-rsid="103dbcba" style:font-size-asian="12pt" style:font-size-complex="12pt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language="nl" fo:country="N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103898ae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7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3" style:family="text">
      <style:text-properties fo:color="#000000" loext:opacity="100%" style:font-name="Liberation Sans" fo:font-size="12pt" style:font-size-asian="12pt" style:font-size-complex="12pt"/>
    </style:style>
    <style:style style:name="T22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2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2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2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3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4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4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4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4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4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4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48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49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50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51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52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54" style:family="text">
      <style:text-properties style:use-window-font-color="true" loext:opacity="0%" style:font-name="Liberation Sans" officeooo:rsid="047da547"/>
    </style:style>
    <style:style style:name="T25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7" style:family="text">
      <style:text-properties style:use-window-font-color="true" loext:opacity="0%" style:font-name="Liberation Sans" fo:font-size="12pt" style:font-size-asian="12pt" style:font-size-complex="12pt"/>
    </style:style>
    <style:style style:name="T288" style:family="text">
      <style:text-properties style:use-window-font-color="true" loext:opacity="0%" style:font-name="Liberation Sans" officeooo:rsid="0efd8e5c"/>
    </style:style>
    <style:style style:name="T28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1" style:family="text">
      <style:text-properties officeooo:rsid="04473353"/>
    </style:style>
    <style:style style:name="T29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4" style:family="text">
      <style:text-properties officeooo:rsid="0aace3cd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8" style:family="text">
      <style:text-properties officeooo:rsid="0f0ca65a"/>
    </style:style>
    <style:style style:name="T319" style:family="text">
      <style:text-properties officeooo:rsid="0f8f58bd"/>
    </style:style>
    <style:style style:name="T320" style:family="text">
      <style:text-properties officeooo:rsid="0f95a7a0"/>
    </style:style>
    <style:style style:name="T321" style:family="text">
      <style:text-properties style:text-underline-style="none"/>
    </style:style>
    <style:style style:name="T322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90"><text:span text:style-name="Strong_20_Emphasis"><text:span text:style-name="T192">C</text:span></text:span><text:span text:style-name="Strong_20_Emphasis"><text:span text:style-name="T191">hecklist voor </text:span></text:span><text:span text:style-name="Strong_20_Emphasis"><text:span text:style-name="T193">de installatie</text:span></text:span><text:span text:style-name="Strong_20_Emphasis"><text:span text:style-name="T191"> van </text:span></text:span><text:span text:style-name="Strong_20_Emphasis"><text:span text:style-name="T191"><text:user-field-get text:name="Distro">Ubuntu</text:user-field-get></text:span></text:span><text:span text:style-name="Strong_20_Emphasis"><text:span text:style-name="T191"><text:s/></text:span></text:span><text:span text:style-name="Strong_20_Emphasis"><text:span text:style-name="T198"><text:user-field-get text:name="Version">24.04</text:user-field-get></text:span></text:span><text:span text:style-name="Strong_20_Emphasis"><text:span text:style-name="T195"><text:note text:id="ftn1" text:note-class="footnote"><text:note-citation>1</text:note-citation><text:note-body><text:p text:style-name="P88"><text:span text:style-name="T304">D</text:span><text:span text:style-name="T295">eze </text:span><text:span text:style-name="Strong_20_Emphasis"><text:span text:style-name="T306"><text:user-field-get text:name="Distro">Ubuntu</text:user-field-get></text:span></text:span><text:span text:style-name="T297"><text:s/></text:span><text:span text:style-name="T307"><text:user-field-get text:name="Version">24.04</text:user-field-get></text:span><text:span text:style-name="T307"><text:s/></text:span><text:span text:style-name="Strong_20_Emphasis"><text:span text:style-name="T308"><text:user-field-get text:name="Edition">Desktop</text:user-field-get></text:span></text:span><text:span text:style-name="T295"><text:s/>(codenaam </text:span><text:span text:style-name="T303">noble</text:span><text:span text:style-name="T295">) van april</text:span><text:span text:style-name="T298"> </text:span><text:span text:style-name="Strong_20_Emphasis"><text:span text:style-name="T309"><text:user-field-get text:name="Releaseyear">2024</text:user-field-get></text:span></text:span><text:span text:style-name="T299"><text:s/></text:span><text:span text:style-name="T304">is een zogenaamde </text:span><text:span text:style-name="T295">LTS-</text:span><text:span text:style-name="T304">versie</text:span><text:span text:style-name="T295"> </text:span><text:span text:style-name="T304">(</text:span><text:span text:style-name="T295">staat voor Long-Term Support, </text:span><text:span text:style-name="T296">langetermijnondersteuning</text:span><text:span text:style-name="T304">)</text:span><text:span text:style-name="T296"> </text:span><text:span text:style-name="T305">en</text:span><text:span text:style-name="T299"> </text:span><text:span text:style-name="T295">wordt gedurende 5 jaar ondersteund tot april 202</text:span><text:span text:style-name="T303">9</text:span><text:span text:style-name="T295">, en met een </text:span><text:span text:style-name="T302">gratis persoonlijk </text:span><text:span text:style-name="T295">Ubuntu </text:span><text:span text:style-name="T300">P</text:span><text:span text:style-name="T295">ro-abonnement gedurende 1</text:span><text:span text:style-name="T301">0</text:span><text:span text:style-name="T295"> jaar tot april 203</text:span><text:span text:style-name="T303">4</text:span><text:span text:style-name="T295">.</text:span></text:p></text:note-body></text:note></text:span></text:span><text:span text:style-name="Strong_20_Emphasis"><text:span text:style-name="T196"><text:s/></text:span></text:span><text:span text:style-name="Strong_20_Emphasis"><text:span text:style-name="T197"><text:user-field-get text:name="Edition">Desktop</text:user-field-get></text:span></text:span><text:span text:style-name="Strong_20_Emphasis"><text:span text:style-name="T194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318">ONDERSTREEPTE</text:span></text:span><text:span text:style-name="T1"> </text:span><text:span text:style-name="T16">woorden</text:span><text:span text:style-name="T15"> het</text:span><text:span text:style-name="Strong_20_Emphasis"><text:span text:style-name="T238"> </text:span></text:span><text:span text:style-name="Strong_20_Emphasis"><text:span text:style-name="T239">tekstvak</text:span></text:span><text:span text:style-name="T16"> </text:span><text:span text:style-name="T19">in,</text:span><text:span text:style-name="T16"> </text:span><text:span text:style-name="T254">zie </text:span><text:span text:style-name="T288">[</text:span><text:span text:style-name="T254">toelichting</text:span><text:span text:style-name="T288">]</text:span><text:span text:style-name="T16">:</text:span></text:p>
      <text:p text:style-name="P2"><text:span text:style-name="Definition"><text:span text:style-name="T23">GEBRUIKER</text:span></text:span><text:span text:style-name="T262"><text:tab/><text:tab/></text:span><text:span text:style-name="T287"> <text:tab/><text:tab/></text:span><text:span text:style-name="T263"><draw:control text:anchor-type="as-char" svg:y="-0.4cm" draw:z-index="19" draw:name="Gebruiker 2" draw:style-name="gr2" draw:text-style-name="P100" svg:width="6.4cm" svg:height="0.6cm" draw:control="control18"><svg:title>Gebruiker</svg:title><svg:desc>Volledige naam, bijv. Jan Stek</svg:desc></draw:control></text:span><text:span text:style-name="T263"><text:tab/> <text:s text:c="2"/></text:span><text:span text:style-name="T264">[</text:span><text:span text:style-name="T265">V</text:span><text:span text:style-name="T257">olledige naam, bijv. </text:span><text:span text:style-name="T258">J</text:span><text:span text:style-name="T285">a</text:span><text:span text:style-name="T258">n </text:span><text:span text:style-name="T285">Jansen</text:span><text:span text:style-name="T286">]</text:span></text:p>
      <text:p text:style-name="P86"><text:span text:style-name="Definition"><text:span text:style-name="T256">g</text:span></text:span><text:span text:style-name="Definition">ebruikersnaam</text:span><text:span text:style-name="Definition"><text:span text:style-name="T321"><text:tab/></text:span></text:span><text:span text:style-name="T255"><draw:control text:anchor-type="as-char" svg:y="-0.4cm" draw:z-index="20" draw:name="Gberuikersnaam 3" draw:style-name="gr2" draw:text-style-name="P100" svg:width="6.4cm" svg:height="0.6cm" draw:control="control19"><svg:title>Gebruikersnaam</svg:title><svg:desc>Korte naam, bijv. jan</svg:desc></draw:control></text:span><text:span text:style-name="T255"><text:tab/> <text:s text:c="2"/></text:span><text:span text:style-name="T7">[</text:span><text:span text:style-name="T8">K</text:span><text:span text:style-name="T6">orte naam, bijv. </text:span><text:span text:style-name="T202">j</text:span><text:span text:style-name="T203">a</text:span><text:span text:style-name="T202">n</text:span><text:span text:style-name="T204">]</text:span></text:p>
      <text:p text:style-name="P2"><text:span text:style-name="Definition">COMPUTERNAAM</text:span><text:span text:style-name="T266"><text:tab/><text:tab/></text:span><draw:control text:anchor-type="as-char" svg:y="-0.4cm" draw:z-index="21" draw:name="Computernaam 1" draw:style-name="gr2" draw:text-style-name="P100" svg:width="6.4cm" svg:height="0.6cm" draw:control="control20"><svg:title>Computernaam</svg:title><svg:desc>Unieke naam van de computer</svg:desc></draw:control><text:tab/> <text:s text:c="2"/><text:span text:style-name="T271">[</text:span><text:span text:style-name="T272">N</text:span><text:span text:style-name="T267">aam van de compute</text:span><text:span text:style-name="T268">r, </text:span><text:span text:style-name="T269">bijv. </text:span><text:span text:style-name="T270">pc02</text:span><text:span text:style-name="T271">]</text:span></text:p>
      <text:p text:style-name="P2"><text:span text:style-name="Definition"><text:span text:style-name="T274">GEBRUIKER</text:span></text:span><text:span text:style-name="Definition"><text:span text:style-name="T279"><text:tab/></text:span></text:span><text:span text:style-name="T273"><text:tab/></text:span><text:span text:style-name="T287"> <text:tab/><text:tab/></text:span><text:span text:style-name="T263"><draw:control text:anchor-type="as-char" svg:y="-0.4cm" draw:z-index="22" draw:name="Gebruiker 3" draw:style-name="gr2" draw:text-style-name="P100" svg:width="6.4cm" svg:height="0.6cm" draw:control="control21"><svg:title>Gebruiker</svg:title><svg:desc>Volledige naam, bijv. Jan Stek</svg:desc></draw:control></text:span><text:span text:style-name="T263"><text:tab/> <text:s text:c="2"/></text:span><text:span text:style-name="T264">[</text:span><text:span text:style-name="T265">V</text:span><text:span text:style-name="T257">olledige naam </text:span><text:span text:style-name="T261">evt. 2</text:span><text:span text:style-name="T289">e</text:span><text:span text:style-name="T259"> gebruiker</text:span><text:span text:style-name="T260">]</text:span></text:p>
      <text:p text:style-name="P86"><text:span text:style-name="Definition"><text:span text:style-name="T274">GEBRUIKERSN</text:span></text:span><text:span text:style-name="Definition"><text:span text:style-name="T275">aa</text:span></text:span><text:span text:style-name="Definition"><text:span text:style-name="T274">M</text:span></text:span><text:span text:style-name="Definition"><text:span text:style-name="T279"><text:tab/></text:span></text:span><text:span text:style-name="T255"><draw:control text:anchor-type="as-char" svg:y="-0.4cm" draw:z-index="23" draw:name="Gberuikersnaam 4" draw:style-name="gr2" draw:text-style-name="P100" svg:width="6.4cm" svg:height="0.6cm" draw:control="control22"><svg:title>Gebruikersnaam</svg:title><svg:desc>Korte naam, bijv. jan</svg:desc></draw:control></text:span><text:span text:style-name="T255"><text:tab/> <text:s text:c="2"/></text:span><text:span text:style-name="T277">[</text:span><text:span text:style-name="T278">K</text:span><text:span text:style-name="T276">orte naam</text:span><text:span text:style-name="T280"> </text:span><text:span text:style-name="T281">e</text:span><text:span text:style-name="T282">vt. 2</text:span><text:span text:style-name="T290">e</text:span><text:span text:style-name="T282"> </text:span><text:span text:style-name="T283">gebruiker</text:span><text:span text:style-name="T284">]</text:span></text:p>
      <text:p text:style-name="P1"><text:span text:style-name="T205">Vervang </text:span><text:span text:style-name="T212">de</text:span><text:span text:style-name="T205"> </text:span><text:span text:style-name="Definition"><text:span text:style-name="T24">ONDERSTREEPTE</text:span></text:span><text:span text:style-name="T205"> </text:span><text:span text:style-name="T206">woorden </text:span><text:span text:style-name="T205">in deze checklist door </text:span><text:span text:style-name="T212">d</text:span><text:span text:style-name="T213">i</text:span><text:span text:style-name="T212">e </text:span><text:span text:style-name="T211">in </text:span><text:span text:style-name="T213">het</text:span><text:span text:style-name="Strong_20_Emphasis"><text:span text:style-name="T73"> </text:span></text:span><text:span text:style-name="Strong_20_Emphasis"><text:span text:style-name="T101">tekstvak</text:span></text:span><text:span text:style-name="T205">.</text:span></text:p>
      <text:p text:style-name="P43"/>
      <text:p text:style-name="P43"/>
      <text:p text:style-name="P3"><text:span text:style-name="T217">Nog niet op Linux?</text:span><text:span text:style-name="T207"><text:tab/></text:span><text:span text:style-name="Strong_20_Emphasis"><text:span text:style-name="T104"><draw:control text:anchor-type="as-char" draw:z-index="24" draw:name="Vorm3" draw:style-name="gr1" draw:text-style-name="P99" svg:width="0.35cm" svg:height="0.35cm" draw:control="control23"/></text:span></text:span><text:span text:style-name="T214"><text:tab/></text:span><text:span text:style-name="T215">G</text:span><text:span text:style-name="T208">ebruik </text:span><text:span text:style-name="Strong_20_Emphasis"><text:span text:style-name="T218">Checklist </text:span></text:span><text:span text:style-name="Strong_20_Emphasis"><text:span text:style-name="T219">overzetten</text:span></text:span><text:span text:style-name="T208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9"> onder </text:span><text:span text:style-name="T216">Linux</text:span><text:span text:style-name="T210">.</text:span></text:p>
      <text:p text:style-name="P42"><text:span text:style-name="T181">Nieuwe installatie?</text:span><text:span text:style-name="T177"><text:tab/></text:span><text:span text:style-name="Strong_20_Emphasis"><text:span text:style-name="T103"><draw:control text:anchor-type="as-char" draw:z-index="25" draw:name="Vorm 2" draw:style-name="gr1" draw:text-style-name="P99" svg:width="0.35cm" svg:height="0.35cm" draw:control="control24"/></text:span></text:span><text:span text:style-name="T180"><text:tab/></text:span><text:span text:style-name="T179">B</text:span><text:span text:style-name="T177">egin bij hoofdstuk </text:span><text:span text:style-name="T181"><text:bookmark-ref text:reference-format="page" text:ref-name="__RefNumPara__4009_1271708128">2</text:bookmark-ref></text:span><text:span text:style-name="T177"><text:s text:c="2"/></text:span><text:span text:style-name="T182"><text:bookmark-ref text:reference-format="text" text:ref-name="__RefNumPara__4009_1271708128">Installatie uitvoeren</text:bookmark-ref></text:span><text:span text:style-name="T178">.</text:span></text:p>
      <text:p text:style-name="P23"/>
      <text:p text:style-name="P23"/>
      <text:list text:style-name="L1">
        <text:list-item>
          <text:p text:style-name="P93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102"><draw:control text:anchor-type="as-char" draw:z-index="9" draw:name="Vorm3_0" draw:style-name="gr1" draw:text-style-name="P99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102"><draw:control text:anchor-type="as-char" draw:z-index="13" draw:name="Vorm3_ 2" draw:style-name="gr1" draw:text-style-name="P99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5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7"><text:span text:style-name="User_20_Entry"><text:span text:style-name="T137">E</text:span></text:span><text:span text:style-name="User_20_Entry"><text:span text:style-name="T152">v</text:span></text:span><text:span text:style-name="User_20_Entry"><text:span text:style-name="T153">en</text:span></text:span><text:span text:style-name="User_20_Entry"><text:span text:style-name="T155">t</text:span></text:span><text:span text:style-name="User_20_Entry"><text:span text:style-name="T156">uele </text:span></text:span><text:span text:style-name="User_20_Entry"><text:span text:style-name="T157">extra </text:span></text:span><text:span text:style-name="Definition"><text:span text:style-name="T316">gebruiker</text:span></text:span><text:span text:style-name="User_20_Entry"><text:span text:style-name="T148">s</text:span></text:span><text:span text:style-name="User_20_Entry"><text:span text:style-name="T157"> aanmelden </text:span></text:span><text:span text:style-name="User_20_Entry"><text:span text:style-name="T158">en dezelfde stappen uitvoeren</text:span></text:span><text:span text:style-name="User_20_Entry"><text:span text:style-name="T154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104"><draw:control text:anchor-type="as-char" draw:z-index="2" draw:name="Vorm4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104"/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61">Installeer </text:span></text:span><text:span text:style-name="Strong_20_Emphasis"><text:span text:style-name="T100">Debian-</text:span></text:span><text:span text:style-name="Strong_20_Emphasis"><text:span text:style-name="T93">pakket kz</text:span></text:span><text:span text:style-name="Strong_20_Emphasis"><text:span text:style-name="T93"><text:note text:id="ftn3" text:note-class="footnote"><text:note-citation>3</text:note-citation><text:note-body><text:p text:style-name="P60">Pakket kz bevat scripts voor het installeren en beheren van Debian en op Debian gebaseerde systemen zoals Ubuntu.</text:p></text:note-body></text:note></text:span></text:span><text:span text:style-name="Strong_20_Emphasis"><text:span text:style-name="T93">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4" office:value-type="string">
            <text:p text:style-name="P80"><text:span text:style-name="Strong_20_Emphasis"><text:span text:style-name="T95">D</text:span></text:span><text:span text:style-name="Strong_20_Emphasis"><text:span text:style-name="T73">ruk op de </text:span></text:span><text:span text:style-name="Strong_20_Emphasis"><text:span text:style-name="T173">Super</text:span></text:span><text:span text:style-name="Strong_20_Emphasis"><text:span text:style-name="T73">-toets</text:span></text:span><text:span text:style-name="Strong_20_Emphasis"><text:span text:style-name="T50"><text:note text:id="ftn4" text:note-class="footnote"><text:note-citation>4</text:note-citation><text:note-body><text:p text:style-name="P79"><text:span text:style-name="T176">D</text:span>e <text:span text:style-name="T322">Super</text:span>-toets <text:span text:style-name="T229">is de Windows-toets, Command-toets </text:span><text:span text:style-name="T230">(Apple)</text:span><text:span text:style-name="T229">, of Vergrootglas-toets </text:span><text:span text:style-name="T230">(Chromebook)</text:span><text:span text:style-name="T229">.</text:span></text:p></text:note-body></text:note>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13">ter</text:span></text:span><text:span text:style-name="Strong_20_Emphasis"><text:span text:style-name="T114">m</text:span></text:span><text:span text:style-name="Strong_20_Emphasis"><text:span text:style-name="T6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15">Terminalvenster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61"/></text:span></text:p>
          </table:table-cell>
          <table:table-cell table:style-name="_31_._5f_Installatie_5f_voorbereiden.D5" office:value-type="string">
            <text:p text:style-name="P81"><text:span text:style-name="T3">Typ</text:span><text:span text:style-name="Strong_20_Emphasis"><text:span text:style-name="T63"> de</text:span></text:span><text:span text:style-name="Strong_20_Emphasis"><text:span text:style-name="T64">z</text:span></text:span><text:span text:style-name="Strong_20_Emphasis"><text:span text:style-name="T63">e </text:span></text:span><text:span text:style-name="Strong_20_Emphasis"><text:span text:style-name="T65">twee </text:span></text:span><text:span text:style-name="Strong_20_Emphasis"><text:span text:style-name="T63">opdrachten, ieder gevolgd door de </text:span></text:span><text:span text:style-name="Strong_20_Emphasis"><text:span text:style-name="T174">Enter</text:span></text:span><text:span text:style-name="Strong_20_Emphasis"><text:span text:style-name="T6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61"><text:span text:style-name="User_20_Entry"><text:span text:style-name="T27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61"><text:span text:style-name="User_20_Entry"><text:span text:style-name="T2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3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104"><draw:control text:anchor-type="as-char" draw:z-index="3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104"><draw:control text:anchor-type="as-char" draw:z-index="14" draw:name="Vorm 7" draw:style-name="gr1" draw:text-style-name="P99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2"><text:span text:style-name="Strong_20_Emphasis"><text:span text:style-name="T68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1" office:value-type="string">
            <text:p text:style-name="P82"><text:span text:style-name="Strong_20_Emphasis"><text:span text:style-name="T95">D</text:span></text:span><text:span text:style-name="Strong_20_Emphasis"><text:span text:style-name="T69">ruk </text:span></text:span><text:span text:style-name="Strong_20_Emphasis"><text:span text:style-name="T70">op de </text:span></text:span><text:span text:style-name="Strong_20_Emphasis"><text:span text:style-name="T173">Super</text:span></text:span><text:span text:style-name="Strong_20_Emphasis"><text:span text:style-name="T70">-toets</text:span></text:span><text:span text:style-name="Strong_20_Emphasis"><text:span text:style-name="T52"><text:note-ref text:note-class="footnote" text:reference-format="text" text:ref-name="ftn4">4</text:note-ref></text:span></text:span><text:span text:style-name="Strong_20_Emphasis"><text:span text:style-name="T68">, </text:span></text:span><text:span text:style-name="Strong_20_Emphasis"><text:span text:style-name="T71">t</text:span></text:span><text:span text:style-name="Strong_20_Emphasis"><text:span text:style-name="T72">yp </text:span></text:span><text:span text:style-name="Strong_20_Emphasis"><text:span text:style-name="T109">men</text:span></text:span><text:span text:style-name="Strong_20_Emphasis"><text:span text:style-name="T110">u</text:span></text:span><text:span text:style-name="Strong_20_Emphasis"><text:span text:style-name="T73"> </text:span></text:span><text:span text:style-name="Strong_20_Emphasis"><text:span text:style-name="T74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</text:span></text:span><text:span text:style-name="Strong_20_Emphasis"><text:span text:style-name="T105">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61"/></text:span></text:p>
          </table:table-cell>
          <table:table-cell table:style-name="_31_._5f_Installatie_5f_voorbereiden.D12" office:value-type="string">
            <text:p text:style-name="P75"><text:span text:style-name="Strong_20_Emphasis"><text:span text:style-name="T99">Selecteer</text:span></text:span><text:span text:style-name="Strong_20_Emphasis"><text:span text:style-name="T67"> </text:span></text:span><text:span text:style-name="Strong_20_Emphasis"><text:span text:style-name="T122">1</text:span></text:span><text:span text:style-name="Strong_20_Emphasis"><text:span text:style-name="T123"> <text:s/></text:span></text:span><text:span text:style-name="Strong_20_Emphasis"><text:span text:style-name="T124">In</text:span></text:span><text:span text:style-name="Strong_20_Emphasis"><text:span text:style-name="T117">stallatie voorbereiden</text:span></text:span><text:span text:style-name="Strong_20_Emphasis"><text:span text:style-name="T94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3" office:value-type="string">
            <text:p text:style-name="P54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2"><text:bookmark-start text:name="__RefNumPara__4009_1271708128"/><text:span text:style-name="Strong_20_Emphasis"><text:span text:style-name="T22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B1" office:value-type="string">
            <text:p text:style-name="P62"><text:span text:style-name="Strong_20_Emphasis"><text:span text:style-name="T104"><draw:control text:anchor-type="as-char" draw:z-index="4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8"><text:span text:style-name="T223">Start de computer op vanaf</text:span><text:span text:style-name="T223"><text:note text:id="ftn5" text:note-class="footnote"><text:note-citation>1</text:note-citation><text:note-body><text:p text:style-name="P85"><text:span text:style-name="T162">B</text:span><text:span text:style-name="T163">ootmenu/</text:span><text:span text:style-name="T162">S</text:span><text:span text:style-name="T163">etup</text:span><text:span text:style-name="T161"> via </text:span><text:span text:style-name="T159">é</text:span><text:span text:style-name="T160">é</text:span><text:span text:style-name="T162">n van de </text:span><text:span text:style-name="Definition"><text:span text:style-name="T164">Veelgebruikte toetsen: </text:span></text:span><text:span text:style-name="Definition"><text:span text:style-name="T165"><text:s/></text:span></text:span><text:span text:style-name="User_20_Entry"><text:span text:style-name="T175">Esc</text:span></text:span><text:span text:style-name="User_20_Entry"><text:span text:style-name="T168">,</text:span></text:span><text:span text:style-name="Definition"><text:span text:style-name="T165"> </text:span></text:span><text:span text:style-name="User_20_Entry"><text:span text:style-name="T175">Delete</text:span></text:span><text:span text:style-name="User_20_Entry"><text:span text:style-name="T169">,</text:span></text:span><text:span text:style-name="Definition"><text:span text:style-name="T165"> </text:span></text:span><text:span text:style-name="User_20_Entry"><text:span text:style-name="T175">F1</text:span></text:span><text:span text:style-name="User_20_Entry"><text:span text:style-name="T169">,</text:span></text:span><text:span text:style-name="Definition"><text:span text:style-name="T165"> </text:span></text:span><text:span text:style-name="User_20_Entry"><text:span text:style-name="T175">F2</text:span></text:span><text:span text:style-name="User_20_Entry"><text:span text:style-name="T169">,</text:span></text:span><text:span text:style-name="Definition"><text:span text:style-name="T165"> </text:span></text:span><text:span text:style-name="User_20_Entry"><text:span text:style-name="T175">F9</text:span></text:span><text:span text:style-name="User_20_Entry"><text:span text:style-name="T169">,</text:span></text:span><text:span text:style-name="Definition"><text:span text:style-name="T165"> </text:span></text:span><text:span text:style-name="User_20_Entry"><text:span text:style-name="T175">F10</text:span></text:span><text:span text:style-name="User_20_Entry"><text:span text:style-name="T169">,</text:span></text:span><text:span text:style-name="Definition"><text:span text:style-name="T165"> </text:span></text:span><text:span text:style-name="User_20_Entry"><text:span text:style-name="T175">F11</text:span></text:span><text:span text:style-name="User_20_Entry"><text:span text:style-name="T169">,</text:span></text:span><text:span text:style-name="Definition"><text:span text:style-name="T165"> </text:span></text:span><text:span text:style-name="Definition"><text:span text:style-name="T166">o</text:span></text:span><text:span text:style-name="Definition"><text:span text:style-name="T167">f</text:span></text:span><text:span text:style-name="Definition"><text:span text:style-name="T165"> </text:span></text:span><text:span text:style-name="User_20_Entry"><text:span text:style-name="T175">F12</text:span></text:span><text:span text:style-name="User_20_Entry"><text:span text:style-name="T169">.</text:span></text:span></text:p></text:note-body></text:note></text:span><text:span text:style-name="T223"> </text:span><text:span text:style-name="T227">een </text:span><text:span text:style-name="Strong_20_Emphasis"><text:span text:style-name="T200"><text:user-field-get text:name="Distro">Ubuntu</text:user-field-get></text:span></text:span><text:span text:style-name="T222"><text:s/></text:span><text:span text:style-name="T201"><text:user-field-get text:name="Version">24.04</text:user-field-get></text:span><text:span text:style-name="T201"><text:s/></text:span><text:span text:style-name="Strong_20_Emphasis"><text:span text:style-name="T130"><text:user-field-get text:name="Edition">Desktop</text:user-field-get></text:span></text:span><text:span text:style-name="Strong_20_Emphasis"><text:span text:style-name="T130"><text:s/></text:span></text:span><text:span text:style-name="Strong_20_Emphasis"><text:span text:style-name="T131">L</text:span></text:span><text:span text:style-name="T132">ive</text:span><text:span text:style-name="T132"><text:note text:id="ftn6" text:note-class="footnote"><text:note-citation>2</text:note-citation><text:note-body><text:p text:style-name="P74"><text:span text:style-name="T291">Vanaf ee</text:span>n <text:span text:style-name="T320">L</text:span>ive <text:span text:style-name="T319">USB</text:span><text:span text:style-name="T294">-stick</text:span><text:span text:style-name="T21"> </text:span>kunt <text:span text:style-name="T291">u opstarten en</text:span> <text:span text:style-name="T17">met </text:span><text:span text:style-name="Strong_20_Emphasis"><text:span text:style-name="T231"><text:user-field-get text:name="Distro">Ubuntu</text:user-field-get></text:span></text:span><text:span text:style-name="Strong_20_Emphasis"><text:span text:style-name="T231"><text:s/></text:span></text:span>werken zonder enige bestanden op de harde schijf te wijzigen en maakt ook installatie van <text:span text:style-name="Strong_20_Emphasis"><text:span text:style-name="T231"><text:user-field-get text:name="Distro">Ubuntu</text:user-field-get></text:span></text:span><text:span text:style-name="Strong_20_Emphasis"><text:span text:style-name="T231"><text:s/></text:span></text:span>mogelijk.</text:p></text:note-body></text:note></text:span><text:span text:style-name="T132"> </text:span><text:span text:style-name="T135">USB</text:span><text:span text:style-name="T133">-stick</text:span><text:span text:style-name="T133"><text:note text:id="ftn7" text:note-class="footnote"><text:note-citation>3</text:note-citation><text:note-body><text:p text:style-name="P87"><text:span text:style-name="Strong_20_Emphasis"><text:span text:style-name="T147">Maak een opstartbare USB-stick</text:span></text:span><text:span text:style-name="Strong_20_Emphasis"><text:span text:style-name="T143">:<text:line-break/></text:span></text:span><text:span text:style-name="Strong_20_Emphasis"><text:span text:style-name="T138">Download </text:span></text:span><text:span text:style-name="Strong_20_Emphasis"><text:span text:style-name="T139">een </text:span></text:span><text:span text:style-name="Strong_20_Emphasis"><text:span text:style-name="T149"><text:user-field-get text:name="Distro">Ubuntu</text:user-field-get></text:span></text:span><text:span text:style-name="Strong_20_Emphasis"><text:span text:style-name="T149"><text:s/></text:span></text:span><text:span text:style-name="Strong_20_Emphasis"><text:span text:style-name="T149"><text:user-field-get text:name="Edition">Desktop</text:user-field-get></text:span></text:span><text:span text:style-name="Strong_20_Emphasis"><text:span text:style-name="T149"><text:s/></text:span></text:span><text:span text:style-name="Strong_20_Emphasis"><text:span text:style-name="T149"><text:user-field-get text:name="Version">24.04</text:user-field-get></text:span></text:span><text:span text:style-name="Strong_20_Emphasis"><text:span text:style-name="T149"><text:s/></text:span></text:span><text:span text:style-name="Strong_20_Emphasis"><text:span text:style-name="T151">LTS </text:span></text:span><text:span text:style-name="Strong_20_Emphasis"><text:span text:style-name="T144">CD</text:span></text:span><text:span text:style-name="Strong_20_Emphasis"><text:span text:style-name="T146">-beeldbestand</text:span></text:span><text:span text:style-name="Strong_20_Emphasis"><text:span text:style-name="T140"> </text:span></text:span><text:span text:style-name="Strong_20_Emphasis"><text:span text:style-name="T141">(.iso) </text:span></text:span><text:span text:style-name="Strong_20_Emphasis"><text:span text:style-name="T140">vanaf </text:span></text:span><text:a xlink:type="simple" xlink:href="https://ubuntu.com/download" text:style-name="Internet_20_link" text:visited-style-name="Visited_20_Internet_20_Link"><text:span text:style-name="Strong_20_Emphasis"><text:span text:style-name="T293">ubuntu.com/download</text:span></text:span></text:a><text:span text:style-name="Strong_20_Emphasis"><text:span text:style-name="T140">.</text:span></text:span><text:span text:style-name="Strong_20_Emphasis"><text:span text:style-name="T142"><text:line-break/>De </text:span></text:span><text:span text:style-name="Strong_20_Emphasis"><text:span text:style-name="T145">ver</text:span></text:span><text:span text:style-name="Strong_20_Emphasis"><text:span text:style-name="T142">volgstappen staan beschreven in </text:span></text:span><text:span text:style-name="Strong_20_Emphasis"><text:span text:style-name="T150">Linux informatie</text:span></text:span><text:span text:style-name="Strong_20_Emphasis"><text:span text:style-name="T142">, te vinden op </text:span></text:span><text:a xlink:type="simple" xlink:href="https://karelzimmer.nl/" text:style-name="Internet_20_link" text:visited-style-name="Visited_20_Internet_20_Link"><text:span text:style-name="Strong_20_Emphasis"><text:span text:style-name="T292">karelzimmer.nl</text:span></text:span></text:a><text:span text:style-name="Strong_20_Emphasis"><text:span text:style-name="T142">, onder </text:span></text:span><text:span text:style-name="Strong_20_Emphasis"><text:span text:style-name="T150">Linux</text:span></text:span><text:span text:style-name="Strong_20_Emphasis"><text:span text:style-name="T142">.</text:span></text:span></text:p></text:note-body></text:note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61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99">Selecteer</text:span></text:span><text:span text:style-name="Strong_20_Emphasis"><text:span text:style-name="T57"> </text:span></text:span><text:span text:style-name="Strong_20_Emphasis"><text:span text:style-name="T116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136"><draw:control text:anchor-type="as-char" draw:z-index="12" draw:name="Vorm 6" draw:style-name="gr1" draw:text-style-name="P99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24">Kies</text:span><text:span text:style-name="T225"> </text:span><text:span text:style-name="T228">Nederlands</text:span><text:span text:style-name="T225"> en klik</text:span><text:span text:style-name="T226"> </text:span><text:span text:style-name="T225">op</text:span><text:span text:style-name="T224"> </text:span><text:span text:style-name="T221">Next</text:span><text:span text:style-name="T224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61"><draw:control text:anchor-type="as-char" draw:z-index="11" draw:name="Vorm 1" draw:style-name="gr1" draw:text-style-name="P99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48">Bij</text:span><text:span text:style-name="T241"> </text:span><text:span text:style-name="Strong_20_Emphasis"><text:span text:style-name="T249">Create your account</text:span></text:span><text:span text:style-name="T241">: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9" office:value-type="string">
            <text:p text:style-name="P11"><text:span text:style-name="T247">V</text:span><text:span text:style-name="T242">ul </text:span><text:span text:style-name="T243">in </text:span><text:span text:style-name="Strong_20_Emphasis"><text:span text:style-name="T249">Your</text:span></text:span><text:span text:style-name="Strong_20_Emphasis"><text:span text:style-name="T244"> n</text:span></text:span><text:span text:style-name="Strong_20_Emphasis"><text:span text:style-name="T245">am</text:span></text:span><text:span text:style-name="Strong_20_Emphasis"><text:span text:style-name="T249">e</text:span></text:span><text:span text:style-name="Strong_20_Emphasis"><text:span text:style-name="T234"> </text:span></text:span><text:span text:style-name="Definition"><text:span text:style-name="T4">gebruiker</text:span></text:span><text:span text:style-name="Strong_20_Emphasis"><text:span text:style-name="T235">, <text:line-break/></text:span></text:span><text:span text:style-name="Strong_20_Emphasis"><text:span text:style-name="T249">You</text:span></text:span><text:span text:style-name="Strong_20_Emphasis"><text:span text:style-name="T253">r</text:span></text:span><text:span text:style-name="Strong_20_Emphasis"><text:span text:style-name="T244"> </text:span></text:span><text:span text:style-name="Strong_20_Emphasis"><text:span text:style-name="T246">computer</text:span></text:span><text:span text:style-name="Strong_20_Emphasis"><text:span text:style-name="T252">'s </text:span></text:span><text:span text:style-name="Strong_20_Emphasis"><text:span text:style-name="T251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34">,<text:line-break/></text:span></text:span><text:span text:style-name="Strong_20_Emphasis"><text:span text:style-name="T250">Your username</text:span></text:span><text:span text:style-name="Strong_20_Emphasis"><text:span text:style-name="T234"> </text:span></text:span><text:span text:style-name="Definition"><text:span text:style-name="T4">gebruikersnaam</text:span></text:span><text:span text:style-name="Strong_20_Emphasis"><text:span text:style-name="T234">, </text:span></text:span><text:span text:style-name="Strong_20_Emphasis"><text:span text:style-name="T237">en</text:span></text:span><text:span text:style-name="Strong_20_Emphasis"><text:span text:style-name="T234"><text:line-break/></text:span></text:span><text:span text:style-name="Strong_20_Emphasis"><text:span text:style-name="T236">g</text:span></text:span><text:span text:style-name="Strong_20_Emphasis"><text:span text:style-name="T233">eef tweemaal een </text:span></text:span><text:span text:style-name="Strong_20_Emphasis"><text:span text:style-name="T240">wachtwoord</text:span></text:span><text:span text:style-name="Strong_20_Emphasis"><text:span text:style-name="T233">.</text:span></text:span></text:p>
          </table:table-cell>
        </table:table-row>
      </table:table>
      <text:p text:style-name="P46"><text:span text:style-name="Strong_20_Emphasis"><text:span text:style-name="T106"/></text:span></text:p>
      <text:list text:continue-numbering="true" text:style-name="L1">
        <text:list-item>
          <text:p text:style-name="P91"><text:span text:style-name="Strong_20_Emphasis"><text:span text:style-name="T118">Installatie </text:span></text:span><text:span text:style-name="Strong_20_Emphasis"><text:span text:style-name="T119">afronden</text:span></text:span></text:p>
        </text:list-item>
      </text:list>
      <text:p text:style-name="P47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104"><draw:control text:anchor-type="as-char" draw:z-index="5" draw:name="Vorm24" draw:style-name="gr1" draw:text-style-name="P9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Strong_20_Emphasis"><text:span text:style-name="T56">Aanmelden als </text:span></text:span><text:span text:style-name="Definition"><text:span text:style-name="T10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1"><text:span text:style-name="Strong_20_Emphasis"><text:span text:style-name="T107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3"><draw:control text:anchor-type="as-char" draw:z-index="17" draw:name="Vorm13_1" draw:style-name="gr1" draw:text-style-name="P99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104"><draw:control text:anchor-type="as-char" draw:z-index="7" draw:name="Vorm4_1" draw:style-name="gr1" draw:text-style-name="P99" svg:width="0.35cm" svg:height="0.35cm" draw:control="control6"/></text:span></text:span></text:p>
          </table:table-cell>
          <table:table-cell table:style-name="_33_._5f_Installatie_5f_afronden.C5" office:value-type="string">
            <text:p text:style-name="P72"><text:span text:style-name="Strong_20_Emphasis"><text:span text:style-name="T61">Installeer </text:span></text:span><text:span text:style-name="Strong_20_Emphasis"><text:span text:style-name="T100">Debian-</text:span></text:span><text:span text:style-name="Strong_20_Emphasis"><text:span text:style-name="T93">pakket kz</text:span></text:span><text:span text:style-name="Strong_20_Emphasis"><text:span text:style-name="T93"><text:note text:id="ftn8" text:note-class="footnote"><text:note-citation>1</text:note-citation><text:note-body><text:p text:style-name="P77">Pakket kz bevat scripts voor het installeren en beheren van Debian en op Debian gebaseerde systemen zoals Ubuntu.</text:p></text:note-body></text:note></text:span></text:span><text:span text:style-name="Strong_20_Emphasis"><text:span text:style-name="T93">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6" office:value-type="string">
            <text:p text:style-name="P97"><text:span text:style-name="Strong_20_Emphasis"><text:span text:style-name="T96">D</text:span></text:span><text:span text:style-name="Strong_20_Emphasis"><text:span text:style-name="T80">ruk</text:span></text:span><text:span text:style-name="Strong_20_Emphasis"><text:span text:style-name="T68"> op</text:span></text:span><text:span text:style-name="Strong_20_Emphasis"><text:span text:style-name="T81"> de </text:span></text:span><text:span text:style-name="Strong_20_Emphasis"><text:span text:style-name="T173">Super</text:span></text:span><text:span text:style-name="Strong_20_Emphasis"><text:span text:style-name="T81">-toets</text:span></text:span><text:span text:style-name="Strong_20_Emphasis"><text:span text:style-name="T53"><text:note text:id="ftn9" text:note-class="footnote"><text:note-citation>2</text:note-citation><text:note-body><text:p text:style-name="P45"><text:span text:style-name="T189">De </text:span><text:span text:style-name="T232">Super</text:span><text:span text:style-name="T189">-toets is de Windows-toets, Command-toets </text:span><text:span text:style-name="T190">(Apple)</text:span><text:span text:style-name="T189">, of Vergrootglas-toets </text:span><text:span text:style-name="T190">(Chromebook)</text:span><text:span text:style-name="T189">.</text:span></text:p></text:note-body></text:note>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13">ter</text:span></text:span><text:span text:style-name="Strong_20_Emphasis"><text:span text:style-name="T114">m</text:span></text:span><text:span text:style-name="Strong_20_Emphasis"><text:span text:style-name="T6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15">Terminalvenster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1"/></text:span></text:p>
          </table:table-cell>
          <table:table-cell table:style-name="_33_._5f_Installatie_5f_afronden.C7" office:value-type="string">
            <text:p text:style-name="P83"><text:span text:style-name="T5">Typ</text:span><text:span text:style-name="Strong_20_Emphasis"><text:span text:style-name="T63"> de</text:span></text:span><text:span text:style-name="Strong_20_Emphasis"><text:span text:style-name="T82">z</text:span></text:span><text:span text:style-name="Strong_20_Emphasis"><text:span text:style-name="T63">e </text:span></text:span><text:span text:style-name="Strong_20_Emphasis"><text:span text:style-name="T65">twee </text:span></text:span><text:span text:style-name="Strong_20_Emphasis"><text:span text:style-name="T63">opdrachten, ieder gevolgd door de </text:span></text:span><text:span text:style-name="Strong_20_Emphasis"><text:span text:style-name="T174">Enter</text:span></text:span><text:span text:style-name="Strong_20_Emphasis"><text:span text:style-name="T62">-toets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8" office:value-type="string">
            <text:p text:style-name="P73"><text:span text:style-name="User_20_Entry"><text:span text:style-name="T27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9" office:value-type="string">
            <text:p text:style-name="P73"><text:span text:style-name="User_20_Entry"><text:span text:style-name="T2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0" office:value-type="string">
            <text:p text:style-name="P56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1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6"><text:span text:style-name="Strong_20_Emphasis"><text:span text:style-name="T43"><draw:control text:anchor-type="as-char" draw:z-index="26" draw:name="Vorm13_ 2" draw:style-name="gr1" draw:text-style-name="P99" svg:width="0.35cm" svg:height="0.35cm" draw:control="control25"/></text:span></text:span></text:p>
          </table:table-cell>
          <table:table-cell table:style-name="_33_._5f_Installatie_5f_afronden.C11" office:value-type="string">
            <text:p text:style-name="P41"><text:span text:style-name="Strong_20_Emphasis"><text:span text:style-name="T43">Extra </text:span></text:span><text:span text:style-name="Definition"><text:span text:style-name="T25">gebruiker</text:span></text:span><text:span text:style-name="Strong_20_Emphasis"><text:span text:style-name="T43">s kunnen handmatig worden toegevoegd: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5"><text:span text:style-name="Strong_20_Emphasis"><text:span text:style-name="T45"/></text:span></text:p>
          </table:table-cell>
          <table:table-cell table:style-name="_33_._5f_Installatie_5f_afronden.C11" office:value-type="string">
            <text:p text:style-name="P98"><text:span text:style-name="Strong_20_Emphasis"><text:span text:style-name="T43">Druk op de</text:span></text:span><text:span text:style-name="Strong_20_Emphasis"><text:span text:style-name="T60"> </text:span></text:span><text:span text:style-name="Strong_20_Emphasis"><text:span text:style-name="T173">Super</text:span></text:span><text:span text:style-name="Strong_20_Emphasis"><text:span text:style-name="T60">-toets</text:span></text:span><text:span text:style-name="Strong_20_Emphasis"><text:span text:style-name="T54"><text:note-ref text:note-class="footnote" text:reference-format="text" text:ref-name="ftn9">2</text:note-ref></text:span></text:span><text:span text:style-name="Strong_20_Emphasis"><text:span text:style-name="T43">, typ </text:span></text:span><text:span text:style-name="Strong_20_Emphasis"><text:span text:style-name="T46">gebr</text:span></text:span><text:span text:style-name="Strong_20_Emphasis"><text:span text:style-name="T43"> en klik achter </text:span></text:span><text:span text:style-name="Strong_20_Emphasis"><text:span text:style-name="T46">Instellingen</text:span></text:span><text:span text:style-name="Strong_20_Emphasis"><text:span text:style-name="T43"> op </text:span></text:span><text:span text:style-name="Strong_20_Emphasis"><text:span text:style-name="T46">Gebruikers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1" office:value-type="string">
            <text:p text:style-name="P40"><text:span text:style-name="Strong_20_Emphasis"><text:span text:style-name="T43">Vul </text:span></text:span><text:span text:style-name="Strong_20_Emphasis"><text:span text:style-name="T44">in</text:span></text:span><text:span text:style-name="Strong_20_Emphasis"><text:span text:style-name="T43"> </text:span></text:span><text:span text:style-name="Strong_20_Emphasis"><text:span text:style-name="T48">Na</text:span></text:span><text:span text:style-name="Strong_20_Emphasis"><text:span text:style-name="T47">am</text:span></text:span><text:span text:style-name="Strong_20_Emphasis"><text:span text:style-name="T44"> </text:span></text:span><text:span text:style-name="Strong_20_Emphasis"><text:span text:style-name="T49">gebruiker</text:span></text:span><text:span text:style-name="Strong_20_Emphasis"><text:span text:style-name="T44"> en </text:span></text:span><text:span text:style-name="Strong_20_Emphasis"><text:span text:style-name="T47">Gebruikersnaam</text:span></text:span><text:span text:style-name="Strong_20_Emphasis"><text:span text:style-name="T44"> </text:span></text:span><text:span text:style-name="Strong_20_Emphasis"><text:span text:style-name="T49">gebruikersnaam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1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104"><draw:control text:anchor-type="as-char" draw:z-index="6" draw:name="Vorm37" draw:style-name="gr1" draw:text-style-name="P99" svg:width="0.35cm" svg:height="0.35cm" draw:control="control5"/></text:span></text:span></text:p>
          </table:table-cell>
          <table:table-cell table:style-name="_33_._5f_Installatie_5f_afronden.C16" office:value-type="string">
            <text:p text:style-name="P72"><text:span text:style-name="Strong_20_Emphasis"><text:span text:style-name="T83">Rond de</text:span></text:span><text:span text:style-name="Strong_20_Emphasis"><text:span text:style-name="T84"> installatie </text:span></text:span><text:span text:style-name="Strong_20_Emphasis"><text:span text:style-name="T83">af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7" office:value-type="string">
            <text:p text:style-name="P84"><text:span text:style-name="Strong_20_Emphasis"><text:span text:style-name="T96">D</text:span></text:span><text:span text:style-name="Strong_20_Emphasis"><text:span text:style-name="T86">ruk</text:span></text:span><text:span text:style-name="Strong_20_Emphasis"><text:span text:style-name="T85"> op</text:span></text:span><text:span text:style-name="Strong_20_Emphasis"><text:span text:style-name="T81"> de </text:span></text:span><text:span text:style-name="Strong_20_Emphasis"><text:span text:style-name="T173">Super</text:span></text:span><text:span text:style-name="Strong_20_Emphasis"><text:span text:style-name="T81">-toets</text:span></text:span><text:span text:style-name="Strong_20_Emphasis"><text:span text:style-name="T50"><text:note-ref text:note-class="footnote" text:reference-format="text" text:ref-name="ftn9">2</text:note-ref>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11">men</text:span></text:span><text:span text:style-name="Strong_20_Emphasis"><text:span text:style-name="T110">u</text:span></text:span><text:span text:style-name="Strong_20_Emphasis"><text:span text:style-name="T7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73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61"/></text:span></text:p>
          </table:table-cell>
          <table:table-cell table:style-name="_33_._5f_Installatie_5f_afronden.C18" office:value-type="string">
            <text:p text:style-name="P76"><text:span text:style-name="Strong_20_Emphasis"><text:span text:style-name="T99">Selecteer</text:span></text:span><text:span text:style-name="Strong_20_Emphasis"><text:span text:style-name="T76"> </text:span></text:span><text:span text:style-name="Strong_20_Emphasis"><text:span text:style-name="T125">3 </text:span></text:span><text:span text:style-name="Strong_20_Emphasis"><text:span text:style-name="T108"><text:s/></text:span></text:span><text:span text:style-name="Strong_20_Emphasis"><text:span text:style-name="T126">Installatie</text:span></text:span><text:span text:style-name="Strong_20_Emphasis"><text:span text:style-name="T127"> </text:span></text:span><text:span text:style-name="Strong_20_Emphasis"><text:span text:style-name="T128">afronden</text:span></text:span><text:span text:style-name="Strong_20_Emphasis"><text:span text:style-name="T94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9" office:value-type="string">
            <text:p text:style-name="P54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47"><text:span text:style-name="Strong_20_Emphasis"><text:span text:style-name="T56"><text:tab/></text:span></text:span></text:p>
      <text:p text:style-name="P48"><text:span text:style-name="Strong_20_Emphasis"><text:span text:style-name="T77"/></text:span></text:p>
      <text:p text:style-name="P49"><text:span text:style-name="Strong_20_Emphasis"><text:span text:style-name="T67"/></text:span></text:p>
      <text:list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104"><draw:control text:anchor-type="as-char" draw:z-index="8" draw:name="Vorm40_0" draw:style-name="gr1" draw:text-style-name="P99" svg:width="0.35cm" svg:height="0.35cm" draw:control="control7"/></text:span></text:span></text:p>
          </table:table-cell>
          <table:table-cell table:style-name="Tabel2.A1" office:value-type="string">
            <text:p text:style-name="P69"><text:span text:style-name="Strong_20_Emphasis"><text:span text:style-name="T104"><draw:control text:anchor-type="as-char" draw:z-index="15" draw:name="Vorm40_ 1" draw:style-name="gr1" draw:text-style-name="P99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6">Aanmelden als </text:span></text:span><text:span text:style-name="Definition"><text:span text:style-name="T10">gebruiker</text:span></text:span><text:span text:style-name="Strong_20_Emphasis"><text:span text:style-name="T87"><text:note text:id="ftn10" text:note-class="footnote"><text:note-citation>1</text:note-citation><text:note-body><text:p text:style-name="P58"><text:span text:style-name="User_20_Entry"><text:span text:style-name="T170">E</text:span></text:span><text:span text:style-name="User_20_Entry"><text:span text:style-name="T172">ventuele extra </text:span></text:span><text:span text:style-name="Definition"><text:span text:style-name="T317">gebruiker</text:span></text:span><text:span text:style-name="User_20_Entry"><text:span text:style-name="T171">s</text:span></text:span><text:span text:style-name="User_20_Entry"><text:span text:style-name="T172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3"><draw:control text:anchor-type="as-char" draw:z-index="18" draw:name="Vorm13_ 1" draw:style-name="gr1" draw:text-style-name="P99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104"><draw:control text:anchor-type="as-char" draw:z-index="10" draw:name="Vorm40_2" draw:style-name="gr1" draw:text-style-name="P99" svg:width="0.35cm" svg:height="0.35cm" draw:control="control9"/></text:span></text:span></text:p>
          </table:table-cell>
          <table:table-cell table:style-name="Tabel2.A1" office:value-type="string">
            <text:p text:style-name="P70"><text:span text:style-name="Strong_20_Emphasis"><text:span text:style-name="T104"><draw:control text:anchor-type="as-char" draw:z-index="16" draw:name="Vorm40_ 2" draw:style-name="gr1" draw:text-style-name="P99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8">R</text:span></text:span><text:span text:style-name="Strong_20_Emphasis"><text:span text:style-name="T89">icht </text:span></text:span><text:span text:style-name="Strong_20_Emphasis"><text:span text:style-name="T90">de </text:span></text:span><text:span text:style-name="Strong_20_Emphasis"><text:span text:style-name="T98">gebruiker</text:span></text:span><text:span text:style-name="Strong_20_Emphasis"><text:span text:style-name="T89"> </text:span></text:span><text:span text:style-name="Strong_20_Emphasis"><text:span text:style-name="T91">in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6" office:value-type="string">
            <text:p text:style-name="P22"><text:span text:style-name="Strong_20_Emphasis"><text:span text:style-name="T97">D</text:span></text:span><text:span text:style-name="Strong_20_Emphasis"><text:span text:style-name="T86">ruk</text:span></text:span><text:span text:style-name="Strong_20_Emphasis"><text:span text:style-name="T85"> op</text:span></text:span><text:span text:style-name="Strong_20_Emphasis"><text:span text:style-name="T81"> de </text:span></text:span><text:span text:style-name="Strong_20_Emphasis"><text:span text:style-name="T173">Super</text:span></text:span><text:span text:style-name="Strong_20_Emphasis"><text:span text:style-name="T81">-toets</text:span></text:span><text:span text:style-name="Strong_20_Emphasis"><text:span text:style-name="T50"><text:note text:id="ftn11" text:note-class="footnote"><text:note-citation>2</text:note-citation><text:note-body><text:p text:style-name="P44"><text:span text:style-name="T189">De </text:span><text:span text:style-name="T232">Super</text:span><text:span text:style-name="T189">-toets is de Windows-toets, Command-toets </text:span><text:span text:style-name="T190">(Apple)</text:span><text:span text:style-name="T189">, of Vergrootglas-toets </text:span><text:span text:style-name="T190">(Chromebook)</text:span><text:span text:style-name="T189">.</text:span></text:p></text:note-body></text:note></text:span></text:span><text:span text:style-name="Strong_20_Emphasis"><text:span text:style-name="T68">, </text:span></text:span><text:span text:style-name="Strong_20_Emphasis"><text:span text:style-name="T78">t</text:span></text:span><text:span text:style-name="Strong_20_Emphasis"><text:span text:style-name="T72">yp </text:span></text:span><text:span text:style-name="Strong_20_Emphasis"><text:span text:style-name="T111">men</text:span></text:span><text:span text:style-name="Strong_20_Emphasis"><text:span text:style-name="T110">u</text:span></text:span><text:span text:style-name="Strong_20_Emphasis"><text:span text:style-name="T73"> </text:span></text:span><text:span text:style-name="Strong_20_Emphasis"><text:span text:style-name="T79">e</text:span></text:span><text:span text:style-name="Strong_20_Emphasis"><text:span text:style-name="T62">n </text:span></text:span><text:span text:style-name="Strong_20_Emphasis"><text:span text:style-name="T75">k</text:span></text:span><text:span text:style-name="Strong_20_Emphasis"><text:span text:style-name="T62">lik op het pictogram van </text:span></text:span><text:span text:style-name="Strong_20_Emphasis"><text:span text:style-name="T120">Installatiem</text:span></text:span><text:span text:style-name="Strong_20_Emphasis"><text:span text:style-name="T121">enu</text:span></text:span><text:span text:style-name="Strong_20_Emphasis"><text:span text:style-name="T7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99">Selecteer</text:span></text:span><text:span text:style-name="Strong_20_Emphasis"><text:span text:style-name="T76"> </text:span></text:span><text:span text:style-name="Strong_20_Emphasis"><text:span text:style-name="T125">4 <text:s/></text:span></text:span><text:span text:style-name="Strong_20_Emphasis"><text:span text:style-name="T112">Gebruiker inrichten</text:span></text:span><text:span text:style-name="Strong_20_Emphasis"><text:span text:style-name="T9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5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14"><text:span text:style-name="Strong_20_Emphasis"><text:span text:style-name="T92"/></text:span></text:p>
      <text:p text:style-name="P39"/>
      <text:p text:style-name="P28"><text:span text:style-name="T183">E</text:span><text:span text:style-name="T184">inde c</text:span><text:span text:style-name="T185">hecklist, </text:span><text:span text:style-name="T186">d</text:span><text:span text:style-name="T185">e installatie van </text:span><text:span text:style-name="Strong_20_Emphasis"><text:span text:style-name="T199"><text:user-field-get text:name="Distro">Ubuntu</text:user-field-get></text:span></text:span><text:span text:style-name="T187"><text:s/></text:span><text:span text:style-name="T188"><text:user-field-get text:name="Version">24.04</text:user-field-get></text:span><text:span text:style-name="T188"><text:s/></text:span><text:span text:style-name="Strong_20_Emphasis"><text:span text:style-name="T129"><text:user-field-get text:name="Edition">Desktop</text:user-field-get></text:span></text:span><text:span text:style-name="Strong_20_Emphasis"><text:span text:style-name="T129"><text:s/></text:span></text:span><text:span text:style-name="T185">is voltooid.</text:span></text:p>
      <text:p text:style-name="P8"/>
      <text:list text:style-name="L2">
        <text:list-header>
          <text:p text:style-name="P95"><text:span text:style-name="Emphasis"><text:span text:style-name="T31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2">Karel Zimmer</text:span></text:span></text:a><text:span text:style-name="Emphasis"><text:span text:style-name="T313">.</text:span></text:span></text:p>
          <text:p text:style-name="P96"><text:span text:style-name="Emphasis"><text:span text:style-name="T313">C</text:span></text:span><text:span text:style-name="Emphasis"><text:span text:style-name="T314">C0</text:span></text:span><text:span text:style-name="Emphasis"><text:span text:style-name="T313"> 1.0 </text:span></text:span><text:span text:style-name="Emphasis"><text:span text:style-name="T315">Universeel</text:span></text:span><text:span text:style-name="Emphasis"><text:span text:style-name="T313"> </text:span></text:span><text:span text:style-name="Emphasis"><text:span text:style-name="T31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10"><text:s/></text:span></text:span><text:span text:style-name="Emphasis"><text:span text:style-name="T31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10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5-14T15:50:21.027278923">14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4T15:50:20.878737393</dc:date>
    <meta:keyword>Installatie</meta:keyword>
    <meta:keyword>Checklist</meta:keyword>
    <meta:keyword>Linux</meta:keyword>
    <meta:editing-cycles>6888</meta:editing-cycles>
    <meta:editing-duration>P12DT7H1S</meta:editing-duration>
    <dc:creator>Karel Zimmer</dc:creator>
    <meta:printed-by>Karel Zimmer</meta:printed-by>
    <meta:print-date>2024-04-04T17:55:25.033869947</meta:print-date>
    <meta:document-statistic meta:table-count="4" meta:image-count="2" meta:object-count="0" meta:page-count="4" meta:paragraph-count="88" meta:word-count="564" meta:character-count="4012" meta:non-whitespace-character-count="3480"/>
    <meta:user-defined meta:name="Info 1"/>
    <meta:user-defined meta:name="Info 2"/>
    <meta:user-defined meta:name="Info 3"/>
    <meta:user-defined meta:name="Info 4"/>
  </office:meta>
</office:document-meta>
</file>